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ili Oil - <text:span text:style-name="T1">Uncle BeBe Famous Kusho Laijiao Chili Oil</text:span></text:p>
      <text:p text:style-name="Standard"/>
      <text:p text:style-name="P2">(1) Cook on high heat to release fragrance:</text:p>
      <text:p text:style-name="Standard">6 star anise</text:p>
      <text:p text:style-name="Standard">2 cardomom</text:p>
      <text:p text:style-name="Standard">2 cinnamon sticks</text:p>
      <text:p text:style-name="Standard">2 bay leaves</text:p>
      <text:p text:style-name="Standard">1 tbsp szechuan peppercorns, ground</text:p>
      <text:p text:style-name="Standard">1 tbsp ginger slices</text:p>
      <text:p text:style-name="Standard"/>
      <text:p text:style-name="P2">Lower heat to low-medium. Simmer for 30 minutes (Don't burn the spices).</text:p>
      <text:p text:style-name="Standard">Add 1 cup vegetable oil</text:p>
      <text:p text:style-name="Standard"/>
      <text:p text:style-name="P2">(2) Fry shallots and garlic in dry pan:</text:p>
      <text:p text:style-name="Standard">2 large shallots, sliced</text:p>
      <text:p text:style-name="Standard">4 cloves garlic, slices</text:p>
      <text:p text:style-name="Standard">2 tbsp peanuts</text:p>
      <text:p text:style-name="Standard"/>
      <text:p text:style-name="Standard">&gt; Sift out the spices from the oil, then add (2) to the oil. Turn heat to medium. Cook until browned.</text:p>
      <text:p text:style-name="Standard"/>
      <text:p text:style-name="Standard">&gt; Sift out the oil and put the solids aside.</text:p>
      <text:p text:style-name="Standard"/>
      <text:p text:style-name="Standard">&gt; Put oil back into pan.</text:p>
      <text:p text:style-name="Standard">½ cup red pepper flakes</text:p>
      <text:p text:style-name="Standard">1 thai chile</text:p>
      <text:p text:style-name="Standard"/>
      <text:p text:style-name="Standard">1 tbsp soy sauce</text:p>
      <text:p text:style-name="Standard">2 tbsp hoison sauce</text:p>
      <text:p text:style-name="Standard">1 ½ <text:s/>tbsp sugar</text:p>
      <text:p text:style-name="Standard">¼ tsp salt or MSG?</text:p>
      <text:p text:style-name="Standard">pinch Chinese five spice</text:p>
      <text:p text:style-name="Standard">1 tsp chicken boullion</text:p>
      <text:p text:style-name="Standard">1 tsp mushroom seasoning</text:p>
      <text:p text:style-name="Standard"/>
      <text:p text:style-name="Standard">&gt; After oil cools down, mix in the shallots and garli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18T08:06:01.71</meta:creation-date>
    <dc:date>2020-07-12T09:04:11.79</dc:date>
    <meta:editing-duration>P2DT2H27M52S</meta:editing-duration>
    <meta:editing-cycles>26</meta:editing-cycles>
    <meta:generator>OpenOffice/4.1.4$Win32 OpenOffice.org_project/414m5$Build-9788</meta:generator>
    <meta:document-statistic meta:table-count="0" meta:image-count="0" meta:object-count="0" meta:page-count="1" meta:paragraph-count="27" meta:word-count="159" meta:character-count="793"/>
  </office:meta>
</office:document-meta>
</file>